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3" style:family="paragraph" style:parent-style-name="Standard">
      <style:paragraph-properties fo:background-color="#dddddd">
        <style:background-image/>
      </style:paragraph-properties>
    </style:style>
    <style:style style:name="T1" style:family="text"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4: </text:p>
      <text:p text:style-name="Standard"/>
      <text:p text:style-name="Standard">New:</text:p>
      <text:p text:style-name="Standard"><text:tab/>Adding some javascript control through eVe.init()</text:p>
      <text:p text:style-name="Standard"><text:tab/>Validating form submits and links.</text:p>
      <text:p text:style-name="Standard"/>
      <text:p text:style-name="Standard"/>
      <text:p text:style-name="Standard"/>
      <text:p text:style-name="P1">Flow of a web application</text:p>
      <text:p text:style-name="Standard"/>
      <text:p text:style-name="Standard"><text:tab/>Front end</text:p>
      <text:p text:style-name="P2"><text:tab/><text:tab/>Make a request<text:tab/><text:tab/></text:p>
      <text:p text:style-name="P3"><text:tab/><text:tab/><text:tab/>Security check request<text:tab/><text:span text:style-name="T1">* We are here</text:span></text:p>
      <text:p text:style-name="P3"><text:tab/><text:tab/><text:tab/>Validate request<text:tab/><text:tab/><text:span text:style-name="T1">* We are here</text:span></text:p>
      <text:p text:style-name="Standard"><text:tab/><text:tab/><text:tab/>Process request</text:p>
      <text:p text:style-name="Standard"><text:tab/><text:tab/><text:tab/>Pack request</text:p>
      <text:p text:style-name="Standard"><text:tab/><text:tab/><text:tab/>Transport request (package)</text:p>
      <text:p text:style-name="Standard"/>
      <text:p text:style-name="Standard"><text:tab/>Back end</text:p>
      <text:p text:style-name="Standard"><text:tab/><text:tab/>Receive a package (request)</text:p>
      <text:p text:style-name="Standard"><text:tab/><text:tab/><text:tab/>Security check <text:s/>package</text:p>
      <text:p text:style-name="Standard"><text:tab/><text:tab/><text:tab/>Validate request</text:p>
      <text:p text:style-name="P2"><text:tab/><text:tab/><text:tab/>Process request<text:tab/></text:p>
      <text:p text:style-name="P2"><text:tab/><text:tab/><text:tab/>Configure response</text:p>
      <text:p text:style-name="Standard"><text:tab/><text:tab/><text:tab/>Pack response</text:p>
      <text:p text:style-name="Standard"><text:tab/><text:tab/><text:tab/>Transport response (package)</text:p>
      <text:p text:style-name="Standard"/>
      <text:p text:style-name="Standard"><text:tab/>Front end</text:p>
      <text:p text:style-name="Standard"><text:tab/><text:tab/>Receive a package (response)</text:p>
      <text:p text:style-name="Standard"><text:tab/><text:tab/><text:tab/>Security check <text:s/>package</text:p>
      <text:p text:style-name="Standard"><text:tab/><text:tab/><text:tab/>Validate <text:s/>response</text:p>
      <text:p text:style-name="Standard"><text:tab/><text:tab/><text:tab/>Process <text:s/>response</text:p>
      <text:p text:style-name="Standard"><text:tab/><text:tab/><text:tab/>Present (display) response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6-11-27T18:18:14.92</dc:date>
    <meta:editing-duration>PT22H18S</meta:editing-duration>
    <meta:editing-cycles>17</meta:editing-cycles>
    <meta:generator>OpenOffice/4.1.2$Win32 OpenOffice.org_project/412m3$Build-9782</meta:generator>
    <meta:document-statistic meta:table-count="0" meta:image-count="0" meta:object-count="0" meta:page-count="1" meta:paragraph-count="26" meta:word-count="81" meta:character-count="596"/>
  </office:meta>
</office:document-meta>
</file>